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2125in"/>
    </style:style>
    <style:style style:name="Table1.B" style:family="table-column">
      <style:table-column-properties style:column-width="1.5611in"/>
    </style:style>
    <style:style style:name="Table1.C" style:family="table-column">
      <style:table-column-properties style:column-width="2.919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1285in" table:align="left"/>
    </style:style>
    <style:style style:name="Table2.A" style:family="table-column">
      <style:table-column-properties style:column-width="1.5542in"/>
    </style:style>
    <style:style style:name="Table2.B" style:family="table-column">
      <style:table-column-properties style:column-width="3.574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5396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587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paragraph-rsid="0006c00b"/>
    </style:style>
    <style:style style:name="P2" style:family="paragraph" style:parent-style-name="Horizontal_20_Line">
      <style:text-properties officeooo:paragraph-rsid="0006c00b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text-properties officeooo:paragraph-rsid="0006c00b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🌐 CURSO DE REDES — NIVEL 2</text:h>
      <text:h text:style-name="Heading_20_2" text:outline-level="2">“Conectando redes y entendiendo el tráfico real”</text:h>
      <text:p text:style-name="Horizontal_20_Line"/>
      <text:p text:style-name="P10">Aquí vas a dar el salto de entender <text:span text:style-name="Emphasis">qué es una red</text:span> a entender <text:span text:style-name="Emphasis">cómo se conectan entre sí las redes, cómo se enruta la información, cómo se crean VLANs y cómo se diagnostican problemas reales.</text:span></text:p>
      <text:p text:style-name="P2"/>
      <text:h text:style-name="P1" text:outline-level="2">🧠 Módulo 1: Enrutamiento (Routing)</text:h>
      <text:h text:style-name="Heading_20_3" text:outline-level="3">🔹 ¿Qué es?</text:h>
      <text:p text:style-name="Text_20_body">El <text:span text:style-name="Strong_20_Emphasis">enrutamiento</text:span> (routing) es el proceso de <text:span text:style-name="Strong_20_Emphasis">decidir por dónde debe ir un paquete</text:span> para llegar a su destino.</text:p>
      <text:p text:style-name="Text_20_body">Cada dispositivo (host o router) tiene una <text:span text:style-name="Strong_20_Emphasis">tabla de rutas</text:span>, que le dice:</text:p>
      <text:p text:style-name="Quotations">“Si quiero llegar a esta red, envío por esta interfaz o a este gateway”.</text:p>
      <text:p text:style-name="Horizontal_20_Line"/>
      <text:h text:style-name="Heading_20_3" text:outline-level="3">🔹 Ejemplo</text:h>
      <text:p text:style-name="Text_20_body">Supón este esquema:</text:p>
      <text:p text:style-name="Preformatted_20_Text"><text:span text:style-name="Source_20_Text">[ PC1 ] 192.168.1.10/24</text:span></text:p>
      <text:p text:style-name="Preformatted_20_Text"><text:span text:style-name="Source_20_Text"><text:s text:c="3"/>|</text:span></text:p>
      <text:p text:style-name="Preformatted_20_Text"><text:span text:style-name="Source_20_Text"><text:s/>[ Router ] </text:span></text:p>
      <text:p text:style-name="Preformatted_20_Text"><text:span text:style-name="Source_20_Text"><text:s text:c="3"/>|</text:span></text:p>
      <text:p text:style-name="P3"><text:span text:style-name="Source_20_Text">[ PC2 ] 192.168.2.10/24</text:span></text:p>
      <text:list xml:id="list2442012871" text:style-name="L1">
        <text:list-item>
          <text:p text:style-name="P4">PC1 está en la red <text:span text:style-name="Source_20_Text">192.168.1.0/24</text:span></text:p>
        </text:list-item>
        <text:list-item>
          <text:p text:style-name="P4">PC2 está en la red <text:span text:style-name="Source_20_Text">192.168.2.0/24</text:span></text:p>
        </text:list-item>
        <text:list-item>
          <text:p text:style-name="P4">El router tiene dos interfaces:</text:p>
          <text:list>
            <text:list-item>
              <text:p text:style-name="P4"><text:span text:style-name="Source_20_Text">192.168.1.1/24</text:span></text:p>
            </text:list-item>
            <text:list-item>
              <text:p text:style-name="P4"><text:span text:style-name="Source_20_Text">192.168.2.1/24</text:span></text:p>
            </text:list-item>
          </text:list>
        </text:list-item>
      </text:list>
      <text:p text:style-name="Text_20_body">Para que PC1 hable con PC2:</text:p>
      <text:list xml:id="list1352012079" text:style-name="L2">
        <text:list-item>
          <text:p text:style-name="P5">PC1 detecta que <text:span text:style-name="Source_20_Text">192.168.2.10</text:span> <text:span text:style-name="Strong_20_Emphasis">no está en su red local</text:span></text:p>
        </text:list-item>
        <text:list-item>
          <text:p text:style-name="P5">Envía el paquete a su <text:span text:style-name="Strong_20_Emphasis">gateway por defecto</text:span> (<text:span text:style-name="Source_20_Text">192.168.1.1</text:span>)</text:p>
        </text:list-item>
        <text:list-item>
          <text:p text:style-name="P5">El router reenvía el paquete a su otra interfaz (<text:span text:style-name="Source_20_Text">192.168.2.1</text:span>)</text:p>
        </text:list-item>
        <text:list-item>
          <text:p text:style-name="P5">PC2 lo recibe</text:p>
        </text:list-item>
      </text:list>
      <text:p text:style-name="Text_20_body">🧭 La clave: <text:span text:style-name="Strong_20_Emphasis">el router sabe cómo llegar a ambas redes</text:span>.</text:p>
      <text:p text:style-name="Horizontal_20_Line"/>
      <text:h text:style-name="Heading_20_3" text:outline-level="3"><text:soft-page-break/>🔹 Ver las rutas en Linux</text:h>
      <text:p text:style-name="P3"><text:span text:style-name="Source_20_Text">ip route show</text:span></text:p>
      <text:p text:style-name="Text_20_body">Ejemplo de salida:</text:p>
      <text:p text:style-name="Preformatted_20_Text"><text:span text:style-name="Source_20_Text">default via 192.168.1.1 dev eth0</text:span></text:p>
      <text:p text:style-name="P3"><text:span text:style-name="Source_20_Text">192.168.1.0/24 dev eth0 proto kernel scope link src 192.168.1.10</text:span></text:p>
      <text:p text:style-name="Text_20_body">Significa:</text:p>
      <text:list xml:id="list1202402473" text:style-name="L3">
        <text:list-item>
          <text:p text:style-name="P6">Todo lo que no sea local → mándalo al gateway <text:span text:style-name="Source_20_Text">192.168.1.1</text:span></text:p>
        </text:list-item>
        <text:list-item>
          <text:p text:style-name="P6">Red local → envíalo directamente</text:p>
        </text:list-item>
      </text:list>
      <text:p text:style-name="Horizontal_20_Line"/>
      <text:h text:style-name="Heading_20_2" text:outline-level="2">🧱 Módulo 2: VLANs (Redes virtuales)</text:h>
      <text:h text:style-name="Heading_20_3" text:outline-level="3">🔹 Qué son</text:h>
      <text:p text:style-name="Text_20_body">Una <text:span text:style-name="Strong_20_Emphasis">VLAN (Virtual LAN)</text:span> divide un switch físico en <text:span text:style-name="Strong_20_Emphasis">varias redes lógicas</text:span>.<text:line-break/>Cada VLAN es <text:span text:style-name="Strong_20_Emphasis">un dominio de broadcast</text:span> independiente.</text:p>
      <text:p text:style-name="Text_20_body">Ejemplo:</text:p>
      <text:p text:style-name="Preformatted_20_Text"><text:span text:style-name="Source_20_Text">[Switch]</text:span></text:p>
      <text:p text:style-name="Preformatted_20_Text"><text:span text:style-name="Source_20_Text"><text:s/>├── VLAN 10: PCs Administración</text:span></text:p>
      <text:p text:style-name="Preformatted_20_Text"><text:span text:style-name="Source_20_Text"><text:s/>├── VLAN 20: PCs Ventas</text:span></text:p>
      <text:p text:style-name="P3"><text:span text:style-name="Source_20_Text"><text:s/>└── VLAN 30: Servidores</text:span></text:p>
      <text:p text:style-name="Text_20_body">Cada grupo <text:span text:style-name="Strong_20_Emphasis">no se ve</text:span> entre sí, aunque estén en el mismo switch.</text:p>
      <text:p text:style-name="Horizontal_20_Line"/>
      <text:h text:style-name="Heading_20_3" text:outline-level="3">🔹 Ventajas</text:h>
      <text:p text:style-name="Text_20_body">✅ Seguridad: Aísla tráfico sensible<text:line-break/>✅ Organización: Cada departamento o función en su VLAN<text:line-break/>✅ Eficiencia: Menos broadcast innecesario<text:line-break/>✅ Flexibilidad: Se puede configurar por puerto o por etiqueta (802.1Q)</text:p>
      <text:p text:style-name="Horizontal_20_Line"/>
      <text:h text:style-name="Heading_20_3" text:outline-level="3">🔹 Inter-VLAN Routing</text:h>
      <text:p text:style-name="Text_20_body">Si los equipos de distintas VLAN deben comunicarse, necesitas un <text:span text:style-name="Strong_20_Emphasis">router</text:span> o un <text:span text:style-name="Strong_20_Emphasis">switch de capa 3</text:span>:</text:p>
      <text:p text:style-name="Preformatted_20_Text"><text:span text:style-name="Source_20_Text">[PC A VLAN 10]──┐</text:span></text:p>
      <text:p text:style-name="P3"><text:span text:style-name="Source_20_Text"><text:s text:c="16"/>├──[Router]──[PC B VLAN 20]</text:span></text:p>
      <text:p text:style-name="Text_20_body">O en un switch L3:</text:p>
      <text:p text:style-name="Preformatted_20_Text"><text:span text:style-name="Source_20_Text">interface vlan 10</text:span></text:p>
      <text:p text:style-name="Preformatted_20_Text"><text:span text:style-name="Source_20_Text"><text:s/>ip address 192.168.10.1/24</text:span></text:p>
      <text:p text:style-name="Preformatted_20_Text"><text:span text:style-name="Source_20_Text">interface vlan 20</text:span></text:p>
      <text:p text:style-name="Preformatted_20_Text"><text:span text:style-name="Source_20_Text"><text:s/>ip address 192.168.20.1/24</text:span></text:p>
      <text:p text:style-name="P3"><text:span text:style-name="Source_20_Text">ip routing</text:span></text:p>
      <text:p text:style-name="Text_20_body"><text:soft-page-break/>Cada VLAN tiene su puerta de enlace propia.<text:line-break/>El tráfico entre VLANs se reenvía a nivel 3.</text:p>
      <text:p text:style-name="Horizontal_20_Line"/>
      <text:h text:style-name="Heading_20_2" text:outline-level="2">🌍 Módulo 3: NAT (Network Address Translation)</text:h>
      <text:h text:style-name="Heading_20_3" text:outline-level="3">🔹 Qué es</text:h>
      <text:p text:style-name="Text_20_body"><text:span text:style-name="Strong_20_Emphasis">NAT</text:span> traduce direcciones IP privadas a una pública (y viceversa).<text:line-break/>Es lo que hace tu router doméstico.</text:p>
      <text:p text:style-name="Text_20_body">Ejemplo:</text:p>
      <text:p text:style-name="Preformatted_20_Text"><text:span text:style-name="Source_20_Text">PC1: 192.168.1.10</text:span></text:p>
      <text:p text:style-name="Preformatted_20_Text"><text:span text:style-name="Source_20_Text">PC2: 192.168.1.11</text:span></text:p>
      <text:p text:style-name="P3"><text:span text:style-name="Source_20_Text">Router: IP pública 104.110.113.2</text:span></text:p>
      <text:p text:style-name="Text_20_body">Ambos PCs navegan por Internet usando <text:span text:style-name="Strong_20_Emphasis">la misma IP pública</text:span>, gracias al NAT.</text:p>
      <text:p text:style-name="Horizontal_20_Line"/>
      <text:h text:style-name="Heading_20_3" text:outline-level="3">🔹 Tipos de NAT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po</text:p>
            </table:table-cell>
            <table:table-cell table:style-name="Table1.A1" office:value-type="string">
              <text:p text:style-name="Table_20_Heading">Descripción</text:p>
            </table:table-cell>
            <table:table-cell table:style-name="Table1.A1" office:value-type="string">
              <text:p text:style-name="Table_20_Heading">Ejempl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NAT (Source NAT)</text:span></text:p>
          </table:table-cell>
          <table:table-cell table:style-name="Table1.A1" office:value-type="string">
            <text:p text:style-name="Table_20_Contents">Traduce la IP de origen</text:p>
          </table:table-cell>
          <table:table-cell table:style-name="Table1.A1" office:value-type="string">
            <text:p text:style-name="Table_20_Contents">Para salir a Interne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NAT (Destination NAT)</text:span></text:p>
          </table:table-cell>
          <table:table-cell table:style-name="Table1.A1" office:value-type="string">
            <text:p text:style-name="Table_20_Contents">Traduce la IP destino</text:p>
          </table:table-cell>
          <table:table-cell table:style-name="Table1.A1" office:value-type="string">
            <text:p text:style-name="Table_20_Contents">Para redirigir tráfico a un servidor intern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T (Port Address Translation)</text:span></text:p>
          </table:table-cell>
          <table:table-cell table:style-name="Table1.A1" office:value-type="string">
            <text:p text:style-name="Table_20_Contents">Traduce IP + puerto</text:p>
          </table:table-cell>
          <table:table-cell table:style-name="Table1.A1" office:value-type="string">
            <text:p text:style-name="Table_20_Contents">Permite muchos clientes detrás de una sola IP</text:p>
          </table:table-cell>
        </table:table-row>
      </table:table>
      <text:p text:style-name="Horizontal_20_Line"/>
      <text:h text:style-name="Heading_20_3" text:outline-level="3">🔹 Ejemplo práctico (Linux)</text:h>
      <text:p text:style-name="Text_20_body">Para hacer NAT con iptables:</text:p>
      <text:p text:style-name="P3"><text:span text:style-name="Source_20_Text">sudo iptables -t nat -A POSTROUTING -o eth1 -j MASQUERADE</text:span></text:p>
      <text:p text:style-name="Text_20_body">Esto hace que todo lo que salga por <text:span text:style-name="Source_20_Text">eth1</text:span> use la IP pública del router.</text:p>
      <text:p text:style-name="Horizontal_20_Line"/>
      <text:h text:style-name="Heading_20_2" text:outline-level="2">⚙️ Módulo 4: DHCP y DNS</text:h>
      <text:h text:style-name="Heading_20_3" text:outline-level="3">🔹 DHCP (Dynamic Host Configuration Protocol)</text:h>
      <text:p text:style-name="Text_20_body">Asigna IPs automáticamente a los hosts.</text:p>
      <text:p text:style-name="Text_20_body">Flujo:</text:p>
      <text:list xml:id="list4122727235" text:style-name="L4">
        <text:list-item>
          <text:p text:style-name="P7">Cliente → “¿Hay algún servidor DHCP?”</text:p>
        </text:list-item>
        <text:list-item>
          <text:p text:style-name="P7">Servidor → “Aquí tienes una IP, máscara, gateway, DNS…”</text:p>
        </text:list-item>
        <text:list-item>
          <text:p text:style-name="P7">Cliente la configura</text:p>
        </text:list-item>
      </text:list>
      <text:p text:style-name="Text_20_body"><text:soft-page-break/>Comando útil:</text:p>
      <text:p text:style-name="Preformatted_20_Text"><text:span text:style-name="Source_20_Text">ip addr show</text:span></text:p>
      <text:p text:style-name="P3"><text:span text:style-name="Source_20_Text">sudo dhclient -v eth0</text:span></text:p>
      <text:p text:style-name="Horizontal_20_Line"/>
      <text:h text:style-name="Heading_20_3" text:outline-level="3">🔹 DNS (Domain Name System)</text:h>
      <text:p text:style-name="Text_20_body">Traduce <text:span text:style-name="Strong_20_Emphasis">nombres</text:span> a <text:span text:style-name="Strong_20_Emphasis">direcciones IP</text:span>.</text:p>
      <text:p text:style-name="Text_20_body">Ejemplo:</text:p>
      <text:p text:style-name="P3"><text:span text:style-name="Source_20_Text">ping google.com <text:s/>→ <text:s/>ping 142.250.184.14</text:span></text:p>
      <text:p text:style-name="Text_20_body">Comandos:</text:p>
      <text:p text:style-name="Preformatted_20_Text"><text:span text:style-name="Source_20_Text">dig google.com</text:span></text:p>
      <text:p text:style-name="P3"><text:span text:style-name="Source_20_Text">nslookup openai.com</text:span></text:p>
      <text:p text:style-name="Horizontal_20_Line"/>
      <text:h text:style-name="Heading_20_2" text:outline-level="2">🧩 Módulo 5: Diagnóstico profesional</text:h>
      <text:h text:style-name="Heading_20_3" text:outline-level="3">🔹 Ping (ICMP)</text:h>
      <text:p text:style-name="Text_20_body">Prueba conectividad:</text:p>
      <text:p text:style-name="P3"><text:span text:style-name="Source_20_Text">ping 8.8.8.8</text:span></text:p>
      <text:h text:style-name="Heading_20_3" text:outline-level="3">🔹 Traceroute</text:h>
      <text:p text:style-name="Text_20_body">Muestra por qué routers pasa un paquete:</text:p>
      <text:p text:style-name="P3"><text:span text:style-name="Source_20_Text">traceroute google.com</text:span></text:p>
      <text:h text:style-name="Heading_20_3" text:outline-level="3">🔹 Tcpdump</text:h>
      <text:p text:style-name="Text_20_body">Captura tráfico:</text:p>
      <text:p text:style-name="P3"><text:span text:style-name="Source_20_Text">sudo tcpdump -n -i eth0</text:span></text:p>
      <text:h text:style-name="Heading_20_3" text:outline-level="3">🔹 Arping</text:h>
      <text:p text:style-name="Text_20_body">Comprueba conexión L2:</text:p>
      <text:p text:style-name="P3"><text:span text:style-name="Source_20_Text">arping -I eth0 192.168.1.1</text:span></text:p>
      <text:p text:style-name="Horizontal_20_Line"/>
      <text:h text:style-name="Heading_20_2" text:outline-level="2">🛰️ Módulo 6: Conceptos avanzados básico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ncepto</text:p>
            </table:table-cell>
            <table:table-cell table:style-name="Table2.A1" office:value-type="string">
              <text:p text:style-name="Table_20_Heading">Descripción brev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Gateway por defecto</text:span></text:p>
          </table:table-cell>
          <table:table-cell table:style-name="Table2.A1" office:value-type="string">
            <text:p text:style-name="Table_20_Contents">Donde se envía todo lo que no es red local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utas estáticas</text:span></text:p>
          </table:table-cell>
          <table:table-cell table:style-name="Table2.A1" office:value-type="string">
            <text:p text:style-name="Table_20_Contents">Añadidas manualmente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Rutas dinámicas</text:span></text:p>
          </table:table-cell>
          <table:table-cell table:style-name="Table2.A1" office:value-type="string">
            <text:p text:style-name="Table_20_Contents">Aprendidas con protocolos (RIP, OSPF, BGP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TU</text:span></text:p>
          </table:table-cell>
          <table:table-cell table:style-name="Table2.A1" office:value-type="string">
            <text:p text:style-name="Table_20_Contents">Tamaño máximo de paquet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TL</text:span></text:p>
          </table:table-cell>
          <table:table-cell table:style-name="Table2.A1" office:value-type="string">
            <text:p text:style-name="Table_20_Contents">Tiempo de vida del paquete (cuántos saltos aguanta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GP</text:span></text:p>
          </table:table-cell>
          <table:table-cell table:style-name="Table2.A1" office:value-type="string">
            <text:p text:style-name="Table_20_Contents">Lo que usa Internet para decidir rutas globales</text:p>
          </table:table-cell>
        </table:table-row>
      </table:table>
      <text:p text:style-name="Horizontal_20_Line"/>
      <text:h text:style-name="Heading_20_2" text:outline-level="2">📘 Módulo 7: Ejemplo práctico completo</text:h>
      <text:p text:style-name="Text_20_body">Imagina esta red:</text:p>
      <text:p text:style-name="Preformatted_20_Text"><text:span text:style-name="Source_20_Text"><text:s text:c="8"/>INTERNET</text:span></text:p>
      <text:p text:style-name="Preformatted_20_Text"><text:span text:style-name="Source_20_Text"><text:s text:c="12"/>|</text:span></text:p>
      <text:p text:style-name="Preformatted_20_Text"><text:span text:style-name="Source_20_Text"><text:s text:c="6"/>[Router NAT]</text:span></text:p>
      <text:p text:style-name="Preformatted_20_Text"><text:span text:style-name="Source_20_Text"><text:s text:c="12"/>|</text:span></text:p>
      <text:p text:style-name="Preformatted_20_Text"><text:span text:style-name="Source_20_Text"><text:s text:c="5"/>+------+------+</text:span></text:p>
      <text:p text:style-name="Preformatted_20_Text"><text:span text:style-name="Source_20_Text"><text:s text:c="5"/>| <text:s text:c="12"/>|</text:span></text:p>
      <text:p text:style-name="Preformatted_20_Text"><text:span text:style-name="Source_20_Text"><text:s/>[VLAN10] <text:s text:c="6"/>[VLAN20]</text:span></text:p>
      <text:p text:style-name="P3"><text:span text:style-name="Source_20_Text"><text:s/>192.168.10.0 <text:s text:c="2"/>192.168.20.0</text:span></text:p>
      <text:list xml:id="list3088734583" text:style-name="L5">
        <text:list-item>
          <text:p text:style-name="P8">PCs de VLAN10: usan <text:span text:style-name="Source_20_Text">192.168.10.1</text:span> como gateway</text:p>
        </text:list-item>
        <text:list-item>
          <text:p text:style-name="P8">PCs de VLAN20: usan <text:span text:style-name="Source_20_Text">192.168.20.1</text:span></text:p>
        </text:list-item>
        <text:list-item>
          <text:p text:style-name="P8">Router NAT traduce ambas redes hacia Internet.</text:p>
        </text:list-item>
      </text:list>
      <text:p text:style-name="Text_20_body">Así logras:<text:line-break/>✅ Separación interna<text:line-break/>✅ Comunicación controlada<text:line-break/>✅ Salida común a Internet</text:p>
      <text:p text:style-name="Horizontal_20_Line"/>
      <text:h text:style-name="Heading_20_2" text:outline-level="2">🧾 Resumen final del Nivel 2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ncepto</text:p>
            </table:table-cell>
            <table:table-cell table:style-name="Table3.A1" office:value-type="string">
              <text:p text:style-name="Table_20_Heading">Qué aprendist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Routing</text:span></text:p>
          </table:table-cell>
          <table:table-cell table:style-name="Table3.A1" office:value-type="string">
            <text:p text:style-name="Table_20_Contents">Cómo se mueven los paquetes entre red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LANs</text:span></text:p>
          </table:table-cell>
          <table:table-cell table:style-name="Table3.A1" office:value-type="string">
            <text:p text:style-name="Table_20_Contents">Cómo separar y conectar segmento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AT</text:span></text:p>
          </table:table-cell>
          <table:table-cell table:style-name="Table3.A1" office:value-type="string">
            <text:p text:style-name="Table_20_Contents">Cómo salir a Internet con IP privada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HCP/DNS</text:span></text:p>
          </table:table-cell>
          <table:table-cell table:style-name="Table3.A1" office:value-type="string">
            <text:p text:style-name="Table_20_Contents">Cómo los equipos obtienen IPs y resuelven nombr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iagnóstico</text:span></text:p>
          </table:table-cell>
          <table:table-cell table:style-name="Table3.A1" office:value-type="string">
            <text:p text:style-name="Table_20_Contents">Herramientas para descubrir fallo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asos reales</text:span></text:p>
          </table:table-cell>
          <table:table-cell table:style-name="Table3.A1" office:value-type="string">
            <text:p text:style-name="Table_20_Contents">Cómo aplicar todo junto</text:p>
          </table:table-cell>
        </table:table-row>
      </table:table>
      <text:p text:style-name="Horizontal_20_Line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4:36:23.064595237</meta:creation-date>
    <dc:date>2025-11-12T14:37:13.115370463</dc:date>
    <meta:editing-duration>PT50S</meta:editing-duration>
    <meta:editing-cycles>1</meta:editing-cycles>
    <meta:document-statistic meta:table-count="3" meta:image-count="0" meta:object-count="0" meta:page-count="5" meta:paragraph-count="155" meta:word-count="806" meta:character-count="4730" meta:non-whitespace-character-count="3996"/>
    <meta:generator>LibreOffice/7.3.7.2$Linux_X86_64 LibreOffice_project/30$Build-2</meta:generator>
  </office:meta>
</office:document-meta>
</file>